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n 1" text:anchor-type="as-char" svg:x="0in" svg:y="0in" svg:width="2.85417in" svg:height="3.11458in" style:rel-width="scale" style:rel-height="scale"><draw:image xlink:href="media/image1.png" xlink:type="simple" xlink:show="embed" xlink:actuate="onLoad"/><svg:title/><svg:desc>Gráfico, Gráfico circular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lga Herrero</meta:initial-creator>
    <dc:creator>Olga Herrero</dc:creator>
    <meta:creation-date>2023-03-24T11:04:00Z</meta:creation-date>
    <dc:date>2023-03-24T11:04:00Z</dc:date>
    <meta:template xlink:href="Normal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